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WordProbability" style:family="table">
      <style:table-properties style:width="6.1896in" table:align="left" style:writing-mode="lr-tb"/>
    </style:style>
    <style:style style:name="WordProbability.A" style:family="table-column">
      <style:table-column-properties style:column-width="0.5257in"/>
    </style:style>
    <style:style style:name="WordProbability.B" style:family="table-column">
      <style:table-column-properties style:column-width="2.1153in"/>
    </style:style>
    <style:style style:name="WordProbability.C" style:family="table-column">
      <style:table-column-properties style:column-width="2.3167in"/>
    </style:style>
    <style:style style:name="WordProbability.D" style:family="table-column">
      <style:table-column-properties style:column-width="1.2319in"/>
    </style:style>
    <style:style style:name="WordProbability.A1" style:family="table-cell">
      <style:table-cell-properties fo:padding="0.0382in" fo:border-left="0.05pt solid #000000" fo:border-right="none" fo:border-top="0.05pt solid #000000" fo:border-bottom="0.05pt solid #000000"/>
    </style:style>
    <style:style style:name="WordProbability.D1" style:family="table-cell">
      <style:table-cell-properties fo:padding="0.0382in" fo:border="0.05pt solid #000000"/>
    </style:style>
    <style:style style:name="WordProbability.A2" style:family="table-cell">
      <style:table-cell-properties fo:padding="0.0382in" fo:border-left="0.05pt solid #000000" fo:border-right="none" fo:border-top="none" fo:border-bottom="0.05pt solid #000000"/>
    </style:style>
    <style:style style:name="WordProbability.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center" style:justify-single-word="false"/>
      <style:text-properties fo:color="#000000" style:font-name="Times New Roman" style:font-name-asian="Times New Roman1" style:font-name-complex="Times New Roman1" style:font-size-complex="10pt"/>
    </style:style>
    <style:style style:name="P4" style:family="paragraph" style:parent-style-name="Standard">
      <style:paragraph-properties fo:margin-top="0in" fo:margin-bottom="0in" loext:contextual-spacing="false" fo:line-height="100%" fo:text-align="center" style:justify-single-word="false"/>
      <style:text-properties fo:color="#000000" style:font-name="Times New Roman" fo:font-size="12pt" style:font-name-asian="Times New Roman1" style:font-size-asian="12pt" style:font-name-complex="Times New Roman1" style:font-size-complex="10pt"/>
    </style:style>
    <style:style style:name="P5" style:family="paragraph" style:parent-style-name="Standard">
      <style:paragraph-properties fo:margin-top="0in" fo:margin-bottom="0in" loext:contextual-spacing="false" fo:text-align="justify" style:justify-single-word="false"/>
      <style:text-properties fo:color="#000000" style:font-name="Times New Roman" fo:font-size="12pt" style:font-name-asian="Times New Roman1" style:font-size-asian="12pt" style:font-name-complex="Times New Roman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Table_20_Contents">
      <style:text-properties style:font-name="Times New Roman" fo:font-size="10pt" fo:font-weight="bold" style:font-size-asian="10pt" style:font-weight-asian="bold" style:font-size-complex="10pt" style:font-weight-complex="bold"/>
    </style:style>
    <style:style style:name="P8" style:family="paragraph" style:parent-style-name="Table_20_Contents">
      <style:text-properties style:font-name="Times New Roman" fo:font-size="10pt" style:font-size-asian="10pt" style:font-size-complex="10pt"/>
    </style:style>
    <style:style style:name="P9" style:family="paragraph" style:parent-style-name="Table_20_Contents">
      <style:text-properties style:text-position="0% 100%" style:font-name="Times New Roman" fo:font-size="10pt" style:font-size-asian="10pt" style:font-size-complex="10pt"/>
    </style:style>
    <style:style style:name="P10" style:family="paragraph" style:parent-style-name="Standard" style:master-page-name="Standard">
      <style:paragraph-properties fo:margin-top="0in" fo:margin-bottom="0in" loext:contextual-spacing="false" fo:line-height="100%" fo:text-align="center" style:justify-single-word="false" style:page-number="auto"/>
      <style:text-properties fo:color="#000000" style:font-name="Times New Roman" fo:font-size="14pt" fo:font-weight="bold" style:font-name-asian="Times New Roman1" style:font-size-asian="14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font-name="Times New Roman" fo:font-size="10pt" officeooo:paragraph-rsid="000f009c" style:font-size-asian="10pt" style:font-size-complex="10pt"/>
    </style:style>
    <style:style style:name="P12" style:family="paragraph" style:parent-style-name="Standard">
      <style:paragraph-properties fo:text-align="justify" style:justify-single-word="false"/>
      <style:text-properties style:font-name="Times New Roman" fo:font-size="10pt" officeooo:paragraph-rsid="000e879f" style:font-size-asian="10pt" style:font-name-complex="Times New Roman1" style:font-size-complex="10pt"/>
    </style:style>
    <style:style style:name="T1" style:family="text">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0pt" style:font-weight-complex="bold"/>
    </style:style>
    <style:style style:name="T2" style:family="text">
      <style:text-properties fo:color="#000000" style:font-name="Times New Roman" fo:font-size="12pt" fo:font-weight="bold" style:font-name-asian="Times New Roman1" style:font-size-asian="12pt" style:font-weight-asian="bold" style:font-name-complex="Times New Roman1" style:font-size-complex="10pt" style:font-weight-complex="bold"/>
    </style:style>
    <style:style style:name="T3" style:family="text">
      <style:text-properties fo:color="#000000" style:font-name="Times New Roman" fo:font-size="12pt" style:font-name-asian="Times New Roman1" style:font-size-asian="12pt" style:font-name-complex="Times New Roman1" style:font-size-complex="10pt"/>
    </style:style>
    <style:style style:name="T4" style:family="text">
      <style:text-properties fo:color="#000000" style:text-position="super 58%" style:font-name="Times New Roman" fo:font-size="12pt" style:font-name-asian="Times New Roman1" style:font-size-asian="12pt" style:font-name-complex="Times New Roman1" style:font-size-complex="10pt"/>
    </style:style>
    <style:style style:name="T5" style:family="text">
      <style:text-properties fo:color="#000000" style:text-position="super 58%" style:font-name="Times New Roman" fo:font-size="12pt" fo:font-weight="normal" style:font-name-asian="Times New Roman1" style:font-size-asian="12pt" style:font-weight-asian="normal" style:font-name-complex="Times New Roman1" style:font-size-complex="10pt" style:font-weight-complex="normal"/>
    </style:style>
    <style:style style:name="T6" style:family="text">
      <style:text-properties fo:color="#000000" style:text-position="super 58%" style:font-name="Times New Roman" fo:font-size="12pt" style:text-underline-style="none" style:font-name-asian="Times New Roman1" style:font-size-asian="12pt" style:font-name-complex="Times New Roman1" style:font-size-complex="10pt"/>
    </style:style>
    <style:style style:name="T7" style:family="text">
      <style:text-properties style:font-name="Times New Roman" fo:font-size="10pt" style:font-size-asian="10pt" style:font-name-complex="Times New Roman1" style:font-size-complex="10pt"/>
    </style:style>
    <style:style style:name="T8" style:family="text">
      <style:text-properties style:text-position="-33% 58%"/>
    </style:style>
    <style:style style:name="T9" style:family="text">
      <style:text-properties officeooo:rsid="000e879f"/>
    </style:style>
    <style:style style:name="T10" style:family="text">
      <style:text-properties officeooo:rsid="000f009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atistically Based Word Correction</text:p>
      <text:p text:style-name="P3"/>
      <text:p text:style-name="P2"><text:span text:style-name="T1">David Skufca</text:span><text:span text:style-name="T6">1,2</text:span><text:span text:style-name="T2">, Dr. Sean Banerjee</text:span><text:span text:style-name="T5">3</text:span></text:p>
      <text:p text:style-name="P4"/>
      <text:p text:style-name="P2"><text:span text:style-name="T4">1</text:span><text:span text:style-name="T3">Department of Mathematics, Clarkson University</text:span></text:p>
      <text:p text:style-name="P2"><text:span text:style-name="T4">2</text:span><text:span text:style-name="T3">Department of Computer Science, Clarkson University</text:span></text:p>
      <text:p text:style-name="P2"><text:span text:style-name="T4">3</text:span><text:span text:style-name="T3">Department of Electrical and Computer Engineering, Clarkson University</text:span></text:p>
      <text:p text:style-name="P4"/>
      <text:p text:style-name="P4">skufcadj@clarkson.edu</text:p>
      <text:p text:style-name="P5"/>
      <text:p text:style-name="P11">In order for language correction programs to determine invalid spelling, they perform a few different checks, the main one being referencing a stored dictionary of words. My research looks to reevaluate how word validity can be de<text:span text:style-name="T9">termined</text:span> from a statistical point of view, and is motivated by the diversity of language that cannot be captured in static spelling dictionaries. <text:s/>This concept relies on the notion that words, and sentences, in English are not comprised of a purely random ordering of letters. Instead, bigrams occurring in a word are driven by the conditional probability of the specific bigram occurring given the prior bigram. For the purpose of this research, probabilities are calculated using statistics from the Thompson Reuters Text Research Corpus. Take for example, an appearance of the word “firefx” it is first broken up into a bigram group based on the order of the letters. Next, the bigram based probability is calculated. The word is flagged due to its low probability of the “FX” bigram. As a corrective act<text:span text:style-name="T9">i</text:span>on, it is compared with words of close Levenshtein distance which replaces “firefx” with the higher bigram based probability based word “firefox.” The table below provides a general concept of calculation.</text:p>
      <table:table table:name="WordProbability" table:style-name="WordProbability">
        <table:table-column table:style-name="WordProbability.A"/>
        <table:table-column table:style-name="WordProbability.B"/>
        <table:table-column table:style-name="WordProbability.C"/>
        <table:table-column table:style-name="WordProbability.D"/>
        <table:table-row>
          <table:table-cell table:style-name="WordProbability.A1" office:value-type="string">
            <text:p text:style-name="P7">Word</text:p>
          </table:table-cell>
          <table:table-cell table:style-name="WordProbability.A1" office:value-type="string">
            <text:p text:style-name="P7">Bigram Group</text:p>
          </table:table-cell>
          <table:table-cell table:style-name="WordProbability.A1" office:value-type="string">
            <text:p text:style-name="P7">Probability Calculation</text:p>
          </table:table-cell>
          <table:table-cell table:style-name="WordProbability.D1" office:value-type="string">
            <text:p text:style-name="P7">Bigram Probability</text:p>
          </table:table-cell>
        </table:table-row>
        <table:table-row>
          <table:table-cell table:style-name="WordProbability.A2" office:value-type="string">
            <text:p text:style-name="P8">firefx</text:p>
          </table:table-cell>
          <table:table-cell table:style-name="WordProbability.A2" office:value-type="string">
            <text:p text:style-name="P1">_F <text:s/>FI <text:s/>IR <text:s/>RE <text:s/>EF <text:s/>FX <text:s/>X_</text:p>
          </table:table-cell>
          <table:table-cell table:style-name="WordProbability.A2" office:value-type="string">
            <text:p text:style-name="P9">P<text:span text:style-name="T8">_F</text:span> * P<text:span text:style-name="T8">FI </text:span>* P<text:span text:style-name="T8">IR</text:span>* P<text:span text:style-name="T8">RE </text:span>* P<text:span text:style-name="T8">EF </text:span>* P<text:span text:style-name="T8">FX</text:span>* P<text:span text:style-name="T8">X_</text:span></text:p>
          </table:table-cell>
          <table:table-cell table:style-name="WordProbability.D2" office:value-type="string">
            <text:p text:style-name="P8">P<text:span text:style-name="T8">_FIREFX_</text:span></text:p>
          </table:table-cell>
        </table:table-row>
        <table:table-row>
          <table:table-cell table:style-name="WordProbability.A2" office:value-type="string">
            <text:p text:style-name="P8">firefox</text:p>
          </table:table-cell>
          <table:table-cell table:style-name="WordProbability.A2" office:value-type="string">
            <text:p text:style-name="P1">_F <text:s/>FI <text:s/>IR <text:s/>R<text:span text:style-name="T10">E <text:s/></text:span>EF <text:s/>FO <text:s/>OX <text:s/>X_</text:p>
          </table:table-cell>
          <table:table-cell table:style-name="WordProbability.A2" office:value-type="string">
            <text:p text:style-name="P9">P<text:span text:style-name="T8">_F</text:span> * P<text:span text:style-name="T8">FI </text:span>* P<text:span text:style-name="T8">IR</text:span>* P<text:span text:style-name="T8">RE </text:span>* P<text:span text:style-name="T8">EF </text:span>* P<text:span text:style-name="T8">FO</text:span>* P<text:span text:style-name="T8">OX</text:span> * P<text:span text:style-name="T8">X_</text:span></text:p>
          </table:table-cell>
          <table:table-cell table:style-name="WordProbability.D2" office:value-type="string">
            <text:p text:style-name="P8">P<text:span text:style-name="T8">_FIREFOX_</text:span></text:p>
          </table:table-cell>
        </table:table-row>
      </table:table>
      <text:p text:style-name="P12"/>
      <text:p text:style-name="P6"><text:span text:style-name="T7">Mentor: Dr. Sean Banerjee, Department of Electrical and Computer Engineering, Clarkson Univers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nors</meta:initial-creator>
    <meta:editing-cycles>9</meta:editing-cycles>
    <meta:creation-date>2015-03-04T15:23:00</meta:creation-date>
    <dc:date>2016-03-21T16:25:05.040992860</dc:date>
    <meta:editing-duration>PT14M4S</meta:editing-duration>
    <meta:generator>LibreOffice/5.0.5.2$Linux_X86_64 LibreOffice_project/00m0$Build-2</meta:generator>
    <meta:document-statistic meta:table-count="1" meta:image-count="0" meta:object-count="0" meta:page-count="1" meta:paragraph-count="20" meta:word-count="290" meta:character-count="1826" meta:non-whitespace-character-count="1542"/>
    <meta:user-defined meta:name="AppVersion">12.0000</meta:user-defined>
    <meta:user-defined meta:name="Company">Clarks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